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olaimanLipi" fo:font-size="24pt" fo:font-weight="normal" officeooo:rsid="003cfaf8" officeooo:paragraph-rsid="003cfaf8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SolaimanLipi" fo:font-size="24pt" fo:font-weight="normal" officeooo:rsid="003dab78" officeooo:paragraph-rsid="003dab78" style:font-size-asian="24pt" style:font-weight-asian="normal" style:font-size-complex="24pt" style:font-weight-complex="normal"/>
    </style:style>
    <style:style style:name="T1" style:family="text">
      <style:text-properties officeooo:rsid="003dab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 → A set of characters (array) <text:span text:style-name="T1">ending with a null character ‘\0’</text:span></text:p>
      <text:p text:style-name="P1"/>
      <text:p text:style-name="P2">Hw: 1. Write a program to take a string and output it using a while loop, for loop and do-while loo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9:24:28.223000000</meta:creation-date>
    <meta:generator>LibreOffice/7.4.7.2$Windows_X86_64 LibreOffice_project/723314e595e8007d3cf785c16538505a1c878ca5</meta:generator>
    <dc:date>2023-09-13T19:41:20.130000000</dc:date>
    <meta:editing-duration>PT2H41M19S</meta:editing-duration>
    <meta:editing-cycles>58</meta:editing-cycles>
    <meta:document-statistic meta:table-count="0" meta:image-count="0" meta:object-count="0" meta:page-count="1" meta:paragraph-count="2" meta:word-count="34" meta:character-count="171" meta:non-whitespace-character-count="139"/>
  </office:meta>
</office:document-meta>
</file>